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6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6"/>
    <style:style style:name="ce1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rmin=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min=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lot of phase-space x-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Hat*x+1e-7*ux*jHa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 the Glyph represent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yph Type:</text:p>
          </table:table-cell>
          <table:table-cell office:value-type="string" calcext:value-type="string">
            <text:p>Sp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4" office:value-type="string" calcext:value-type="string">
            <text:p>k_B</text:p>
          </table:table-cell>
          <table:table-cell table:style-name="ce13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4" office:value-type="string" calcext:value-type="string">
            <text:p>q_e</text:p>
          </table:table-cell>
          <table:table-cell table:style-name="ce13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4" office:value-type="string" calcext:value-type="string">
            <text:p>M_p</text:p>
          </table:table-cell>
          <table:table-cell table:style-name="ce11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'rmin=1'.$D$23" table:cell-range-address="$'rmin=1'.$E$34"/>
        <table:named-range table:name="dx_av" table:base-cell-address="$'rmin=1'.$D$11" table:cell-range-address="$'rmin=1'.$E$13"/>
        <table:named-range table:name="Fi" table:base-cell-address="$'rmin=1'.$D$25" table:cell-range-address="$'rmin=1'.$E$37"/>
        <table:named-range table:name="k_B" table:base-cell-address="$consts.$E$3" table:cell-range-address="$consts.$F$3"/>
        <table:named-range table:name="lambda" table:base-cell-address="$'rmin=1'.$D$12" table:cell-range-address="$'rmin=1'.$E$15"/>
        <table:named-range table:name="M_p" table:base-cell-address="$consts.$E$4" table:cell-range-address="$consts.$F$7"/>
        <table:named-range table:name="ncell" table:base-cell-address="$'rmin=1'.$D$9" table:cell-range-address="$'rmin=1'.$E$11"/>
        <table:named-range table:name="N_0" table:base-cell-address="$'rmin=1'.$D$16" table:cell-range-address="$'rmin=1'.$E$22"/>
        <table:named-range table:name="omega_p" table:base-cell-address="$'rmin=1'.$D$19" table:cell-range-address="$'rmin=1'.$E$24"/>
        <table:named-range table:name="q_e" table:base-cell-address="$consts.$E$5" table:cell-range-address="$consts.$F$5"/>
        <table:named-range table:name="rmax" table:base-cell-address="$'rmin=1'.$D$7" table:cell-range-address="$'rmin=1'.$E$9"/>
        <table:named-range table:name="rmin" table:base-cell-address="$'rmin=1'.$D$8" table:cell-range-address="$'rmin=1'.$E$10"/>
        <table:named-range table:name="T_eV" table:base-cell-address="$'rmin=1'.$D$15" table:cell-range-address="$'rmin=1'.$E$20"/>
        <table:named-range table:name="Vi" table:base-cell-address="$'rmin=1'.$D$23" table:cell-range-address="$'rmin=1'.$E$36"/>
        <table:named-range table:name="v_the" table:base-cell-address="$'rmin=1'.$D$19" table:cell-range-address="$'rmin=1'.$E$21"/>
        <table:named-range table:name="Zi" table:base-cell-address="$'rmin=1'.$D$19" table:cell-range-address="$'rmin=1'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 style:data-style-name="N2" text:time-value="19:14:04.892232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5.1.6.2$Linux_X86_64 LibreOffice_project/10m0$Build-2</meta:generator>
    <dc:date>2018-08-04T18:09:41.106399584</dc:date>
    <meta:editing-duration>P10DT12H30M6S</meta:editing-duration>
    <meta:editing-cycles>23</meta:editing-cycles>
    <meta:document-statistic meta:table-count="4" meta:cell-count="193" meta:object-count="0"/>
  </office:meta>
</office:document-meta>
</file>